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5cm" style:rel-column-width="12917*"/>
    </style:style>
    <style:style style:name="Table2.B" style:family="table-column">
      <style:table-column-properties style:column-width="2.729cm" style:rel-column-width="10523*"/>
    </style:style>
    <style:style style:name="Table2.F" style:family="table-column">
      <style:table-column-properties style:column-width="2.731cm" style:rel-column-width="10526*"/>
    </style:style>
    <style:style style:name="Table2.1" style:family="table-row">
      <style:table-row-properties style:min-row-height="0.88cm"/>
    </style:style>
    <style:style style:name="Table2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cm" fo:border="0.05pt solid #000000"/>
    </style:style>
    <style:style style:name="Table2.A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cm" fo:border-left="0.05pt solid #000000" fo:border-right="none" fo:border-top="none" fo:border-bottom="0.05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malltalkCode">me at: #rooms do: [:roomData |<text:line-break/>me unlessFirstPage: [</text:p>
      <text:p text:style-name="Seitenwechsel"/>
      <text:p text:style-name="SmalltalkCode">]</text:p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Heading">Montag</text:p>
          </table:table-cell>
          <table:table-cell table:style-name="Table2.A1" office:value-type="string">
            <text:p text:style-name="Table_20_Heading">Dienstag</text:p>
          </table:table-cell>
          <table:table-cell table:style-name="Table2.A1" office:value-type="string">
            <text:p text:style-name="Table_20_Heading">Mittwoch</text:p>
          </table:table-cell>
          <table:table-cell table:style-name="Table2.A1" office:value-type="string">
            <text:p text:style-name="Table_20_Heading">Donnerstag</text:p>
          </table:table-cell>
          <table:table-cell table:style-name="Table2.F1" office:value-type="string">
            <text:p text:style-name="Table_20_Heading">Freitag</text:p>
          </table:table-cell>
        </table:table-row>
        <table:table-row>
          <table:table-cell table:style-name="Table2.A2" table:number-columns-spanned="6" office:value-type="string">
            <text:p text:style-name="SmalltalkCode">roomData at: #lessons do: [:lesson |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Table_20_Contents"><text:span text:style-name="SmalltalkValue">lesson@#zeit</text:span></text:p>
          </table:table-cell>
          <table:table-cell table:style-name="Table2.A3" office:value-type="string">
            <text:p text:style-name="Table_20_Contents"><text:span text:style-name="SmalltalkValue">lesson@#montag</text:span></text:p>
          </table:table-cell>
          <table:table-cell table:style-name="Table2.A3" office:value-type="string">
            <text:p text:style-name="Table_20_Contents"><text:span text:style-name="SmalltalkValue">lesson@#dienstag</text:span></text:p>
          </table:table-cell>
          <table:table-cell table:style-name="Table2.A3" office:value-type="string">
            <text:p text:style-name="Table_20_Contents"><text:span text:style-name="SmalltalkValue">lesson@#mittwoch</text:span></text:p>
          </table:table-cell>
          <table:table-cell table:style-name="Table2.A3" office:value-type="string">
            <text:p text:style-name="Table_20_Contents"><text:span text:style-name="SmalltalkValue">lesson@#donnerstag</text:span></text:p>
          </table:table-cell>
          <table:table-cell table:style-name="Table2.A2" office:value-type="string">
            <text:p text:style-name="Table_20_Contents"><text:span text:style-name="SmalltalkValue">lesson@#freitag</text:span></text:p>
          </table:table-cell>
        </table:table-row>
        <table:table-row>
          <table:table-cell table:style-name="Table2.A2" table:number-columns-spanned="6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ussnote"/>
      <text:p text:style-name="Fussnote">Zimmer <text:span text:style-name="SmalltalkValue">roomData@#name</text:span> | <text:span text:style-name="SmalltalkValue">me@#period</text:span></text:p>
      <text:p text:style-name="SmalltalkCode">]</text:p>
      <text:p text:style-name="Standard"/>
      <text:p text:style-name="SmalltalkCode">me@#comment ifNotBlank: [</text:p>
      <text:p text:style-name="Standard"><text:span text:style-name="SmalltalkValue">me@#comment</text:span></text:p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.5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loext:graphic-properties draw:fill="none" draw:fill-color="#99ccf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font-size="11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Fussnote" style:family="paragraph" style:parent-style-name="Text_20_body">
      <style:paragraph-properties fo:text-align="start" style:justify-single-word="false"/>
      <style:text-properties style:font-name="Arial" fo:font-family="Arial" style:font-family-generic="swiss" style:font-pitch="variable" fo:font-size="8pt" fo:letter-spacing="0.018cm" style:font-size-asian="8pt" style:font-size-complex="8pt"/>
    </style:style>
    <style:style style:name="Stuplazelle" style:family="paragraph" style:parent-style-name="Table_20_Contents"/>
    <style:style style:name="Seitenwechsel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text-underline-style="dotted" style:text-underline-width="auto" style:text-underline-color="font-color" fo:background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6-15T00:05:44</meta:creation-date>
    <dc:date>2016-12-30T16:14:11.635651000</dc:date>
    <dc:language>en-AU</dc:language>
    <meta:editing-cycles>50</meta:editing-cycles>
    <meta:editing-duration>PT10H8M17S</meta:editing-duration>
    <dc:creator>Andreas Brodbeck</dc:creator>
    <meta:document-statistic meta:table-count="1" meta:image-count="0" meta:object-count="0" meta:page-count="2" meta:paragraph-count="20" meta:word-count="38" meta:character-count="292" meta:non-whitespace-character-count="274"/>
    <meta:user-defined meta:name="Info 1"/>
    <meta:user-defined meta:name="Info 2"/>
    <meta:user-defined meta:name="Info 3"/>
    <meta:user-defined meta:name="Info 4"/>
  </office:meta>
</office:document-meta>
</file>